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language="fr" fo:country="FR" officeooo:rsid="001bbebb" officeooo:paragraph-rsid="001bbebb"/>
    </style:style>
    <style:style style:name="P2" style:family="paragraph" style:parent-style-name="Standard">
      <style:paragraph-properties fo:text-align="justify" style:justify-single-word="false"/>
      <style:text-properties fo:language="fr" fo:country="FR" officeooo:rsid="001bbebb" officeooo:paragraph-rsid="001bbebb"/>
    </style:style>
    <style:style style:name="P3" style:family="paragraph" style:parent-style-name="Standard">
      <style:paragraph-properties fo:text-align="justify" style:justify-single-word="false"/>
      <style:text-properties fo:language="fr" fo:country="FR" officeooo:rsid="001d20ee" officeooo:paragraph-rsid="001d20ee"/>
    </style:style>
    <style:style style:name="P4" style:family="paragraph" style:parent-style-name="Standard" style:list-style-name="L2">
      <style:paragraph-properties fo:text-align="justify" style:justify-single-word="false"/>
      <style:text-properties fo:language="fr" fo:country="FR" officeooo:rsid="001d20ee" officeooo:paragraph-rsid="001d20ee"/>
    </style:style>
    <style:style style:name="P5" style:family="paragraph" style:parent-style-name="Standard" style:list-style-name="L3">
      <style:paragraph-properties fo:text-align="justify" style:justify-single-word="false"/>
      <style:text-properties fo:language="fr" fo:country="FR" officeooo:rsid="00215079" officeooo:paragraph-rsid="00215079"/>
    </style:style>
    <style:style style:name="P6" style:family="paragraph" style:parent-style-name="Standard">
      <style:paragraph-properties fo:text-align="justify" style:justify-single-word="false"/>
      <style:text-properties fo:language="fr" fo:country="FR" officeooo:rsid="00215079" officeooo:paragraph-rsid="00215079"/>
    </style:style>
    <style:style style:name="P7" style:family="paragraph" style:parent-style-name="Standard">
      <style:paragraph-properties fo:text-align="justify" style:justify-single-word="false"/>
      <style:text-properties fo:language="fr" fo:country="FR" officeooo:rsid="00226b3e" officeooo:paragraph-rsid="00226b3e"/>
    </style:style>
    <style:style style:name="P8" style:family="paragraph" style:parent-style-name="Standard" style:list-style-name="L4">
      <style:paragraph-properties fo:text-align="justify" style:justify-single-word="false"/>
      <style:text-properties fo:language="fr" fo:country="FR" officeooo:rsid="00226b3e" officeooo:paragraph-rsid="00226b3e"/>
    </style:style>
    <style:style style:name="P9" style:family="paragraph" style:parent-style-name="Standard">
      <style:paragraph-properties fo:text-align="justify" style:justify-single-word="false"/>
      <style:text-properties fo:language="fr" fo:country="FR" officeooo:rsid="0023124f" officeooo:paragraph-rsid="0023124f"/>
    </style:style>
    <style:style style:name="P10" style:family="paragraph" style:parent-style-name="Standard">
      <style:paragraph-properties fo:text-align="justify" style:justify-single-word="false"/>
      <style:text-properties fo:language="fr" fo:country="FR" officeooo:rsid="002d786b" officeooo:paragraph-rsid="002d786b"/>
    </style:style>
    <style:style style:name="P11" style:family="paragraph" style:parent-style-name="Standard" style:list-style-name="L10">
      <style:paragraph-properties fo:text-align="justify" style:justify-single-word="false"/>
      <style:text-properties fo:language="fr" fo:country="FR" officeooo:rsid="002d786b" officeooo:paragraph-rsid="002d786b"/>
    </style:style>
    <style:style style:name="P12" style:family="paragraph" style:parent-style-name="Standard">
      <style:paragraph-properties fo:text-align="justify" style:justify-single-word="false"/>
      <style:text-properties fo:language="fr" fo:country="FR" officeooo:rsid="002f96a9" officeooo:paragraph-rsid="002f96a9"/>
    </style:style>
    <style:style style:name="P13" style:family="paragraph" style:parent-style-name="Standard" style:list-style-name="L11">
      <style:paragraph-properties fo:text-align="justify" style:justify-single-word="false"/>
      <style:text-properties fo:language="fr" fo:country="FR" officeooo:rsid="002f96a9" officeooo:paragraph-rsid="002f96a9"/>
    </style:style>
    <style:style style:name="P14" style:family="paragraph" style:parent-style-name="Standard">
      <style:paragraph-properties fo:text-align="justify" style:justify-single-word="false"/>
      <style:text-properties fo:language="fr" fo:country="FR" officeooo:rsid="0019a9ab" officeooo:paragraph-rsid="0019a9ab"/>
    </style:style>
    <style:style style:name="P15" style:family="paragraph" style:parent-style-name="Standard">
      <style:paragraph-properties fo:text-align="justify" style:justify-single-word="false"/>
      <style:text-properties fo:language="fr" fo:country="FR" officeooo:rsid="001b8ef7" officeooo:paragraph-rsid="001b8ef7"/>
    </style:style>
    <style:style style:name="P16" style:family="paragraph" style:parent-style-name="Standard">
      <style:paragraph-properties fo:text-align="justify" style:justify-single-word="false"/>
      <style:text-properties fo:language="fr" fo:country="FR" officeooo:rsid="001ecbd3" officeooo:paragraph-rsid="001ecbd3"/>
    </style:style>
    <style:style style:name="P17"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2f96a9" officeooo:paragraph-rsid="002f96a9" style:font-weight-asian="bold" style:font-weight-complex="bold"/>
    </style:style>
    <style:style style:name="P18"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2d786b" officeooo:paragraph-rsid="002d786b" style:font-weight-asian="bold" style:font-weight-complex="bold"/>
    </style:style>
    <style:style style:name="P19" style:family="paragraph" style:parent-style-name="Standard">
      <style:paragraph-properties fo:text-align="justify" style:justify-single-word="false" fo:break-before="page"/>
      <style:text-properties fo:language="fr" fo:country="FR" officeooo:rsid="0023124f" officeooo:paragraph-rsid="0023124f"/>
    </style:style>
    <style:style style:name="P20" style:family="paragraph" style:parent-style-name="Text_20_body">
      <style:paragraph-properties fo:text-align="justify" style:justify-single-word="false"/>
      <style:text-properties fo:language="fr" fo:country="FR" officeooo:rsid="0023124f" officeooo:paragraph-rsid="0023124f"/>
    </style:style>
    <style:style style:name="P21" style:family="paragraph" style:parent-style-name="Text_20_body">
      <style:paragraph-properties fo:text-align="justify" style:justify-single-word="false"/>
      <style:text-properties fo:language="fr" fo:country="FR" officeooo:rsid="0023124f" officeooo:paragraph-rsid="002f96a9"/>
    </style:style>
    <style:style style:name="P22" style:family="paragraph" style:parent-style-name="Text_20_body">
      <style:paragraph-properties fo:text-align="justify" style:justify-single-word="false"/>
      <style:text-properties fo:language="fr" fo:country="FR" officeooo:rsid="00239c11" officeooo:paragraph-rsid="00239c11"/>
    </style:style>
    <style:style style:name="P23" style:family="paragraph" style:parent-style-name="Text_20_body" style:list-style-name="L5">
      <style:paragraph-properties fo:text-align="justify" style:justify-single-word="false"/>
      <style:text-properties fo:language="fr" fo:country="FR" officeooo:rsid="0025c2b1" officeooo:paragraph-rsid="0025c2b1"/>
    </style:style>
    <style:style style:name="P24" style:family="paragraph" style:parent-style-name="Text_20_body" style:list-style-name="L5">
      <style:paragraph-properties fo:text-align="justify" style:justify-single-word="false"/>
      <style:text-properties fo:language="fr" fo:country="FR" officeooo:rsid="0025cc6d" officeooo:paragraph-rsid="0025cc6d"/>
    </style:style>
    <style:style style:name="P25" style:family="paragraph" style:parent-style-name="Text_20_body">
      <style:paragraph-properties fo:text-align="justify" style:justify-single-word="false"/>
      <style:text-properties fo:language="fr" fo:country="FR" officeooo:rsid="0025cc6d" officeooo:paragraph-rsid="0025cc6d"/>
    </style:style>
    <style:style style:name="P26" style:family="paragraph" style:parent-style-name="Text_20_body" style:list-style-name="L5">
      <style:paragraph-properties fo:text-align="justify" style:justify-single-word="false"/>
      <style:text-properties fo:language="fr" fo:country="FR" officeooo:rsid="0026616b" officeooo:paragraph-rsid="0026616b"/>
    </style:style>
    <style:style style:name="P27" style:family="paragraph" style:parent-style-name="Text_20_body">
      <style:paragraph-properties fo:text-align="justify" style:justify-single-word="false"/>
      <style:text-properties fo:language="fr" fo:country="FR" officeooo:rsid="0026616b" officeooo:paragraph-rsid="0026616b"/>
    </style:style>
    <style:style style:name="P28" style:family="paragraph" style:parent-style-name="Text_20_body">
      <style:paragraph-properties fo:text-align="justify" style:justify-single-word="false"/>
      <style:text-properties fo:language="fr" fo:country="FR" officeooo:rsid="0028fb53" officeooo:paragraph-rsid="0028fb53"/>
    </style:style>
    <style:style style:name="P29" style:family="paragraph" style:parent-style-name="Text_20_body" style:list-style-name="L7">
      <style:paragraph-properties fo:text-align="justify" style:justify-single-word="false"/>
      <style:text-properties fo:language="fr" fo:country="FR" fo:font-weight="bold" officeooo:rsid="00295c14" officeooo:paragraph-rsid="00295c14" style:font-weight-asian="bold" style:font-weight-complex="bold"/>
    </style:style>
    <style:style style:name="P30" style:family="paragraph" style:parent-style-name="Text_20_body">
      <style:paragraph-properties fo:text-align="justify" style:justify-single-word="false"/>
      <style:text-properties fo:language="fr" fo:country="FR"/>
    </style:style>
    <style:style style:name="P31" style:family="paragraph" style:parent-style-name="Text_20_body">
      <style:paragraph-properties fo:text-align="justify" style:justify-single-word="false"/>
      <style:text-properties fo:language="fr" fo:country="FR" officeooo:paragraph-rsid="00295c14"/>
    </style:style>
    <style:style style:name="P32" style:family="paragraph" style:parent-style-name="Text_20_body">
      <style:paragraph-properties fo:text-align="end" style:justify-single-word="false"/>
      <style:text-properties fo:language="fr" fo:country="FR" fo:font-style="italic" officeooo:rsid="0023124f" officeooo:paragraph-rsid="002f96a9" style:font-style-asian="italic" style:font-style-complex="italic"/>
    </style:style>
    <style:style style:name="P33" style:family="paragraph" style:parent-style-name="Text_20_body">
      <style:paragraph-properties fo:text-align="justify" style:justify-single-word="false"/>
      <style:text-properties fo:language="fr" fo:country="FR" style:text-underline-style="solid" style:text-underline-width="auto" style:text-underline-color="font-color" fo:font-weight="bold" officeooo:rsid="0023e751" officeooo:paragraph-rsid="0023e751" style:font-weight-asian="bold" style:font-weight-complex="bold"/>
    </style:style>
    <style:style style:name="P34" style:family="paragraph" style:parent-style-name="Text_20_body">
      <style:paragraph-properties fo:text-align="justify" style:justify-single-word="false"/>
      <style:text-properties fo:language="fr" fo:country="FR" style:text-underline-style="solid" style:text-underline-width="auto" style:text-underline-color="font-color" fo:font-weight="bold" officeooo:rsid="00239c11" officeooo:paragraph-rsid="00239c11" style:font-weight-asian="bold" style:font-weight-complex="bold"/>
    </style:style>
    <style:style style:name="P35" style:family="paragraph" style:parent-style-name="Text_20_body" style:list-style-name="L6">
      <style:paragraph-properties fo:text-align="justify" style:justify-single-word="false"/>
      <style:text-properties officeooo:rsid="0028fb53" officeooo:paragraph-rsid="0028fb53"/>
    </style:style>
    <style:style style:name="P36" style:family="paragraph" style:parent-style-name="Text_20_body">
      <style:paragraph-properties fo:text-align="justify" style:justify-single-word="false"/>
      <style:text-properties officeooo:rsid="0028fb53" officeooo:paragraph-rsid="0028fb53"/>
    </style:style>
    <style:style style:name="P37" style:family="paragraph" style:parent-style-name="Text_20_body">
      <style:paragraph-properties fo:text-align="justify" style:justify-single-word="false"/>
      <style:text-properties fo:font-weight="bold" officeooo:rsid="002d786b" officeooo:paragraph-rsid="002d786b" style:font-weight-asian="bold" style:font-weight-complex="bold"/>
    </style:style>
    <style:style style:name="P38" style:family="paragraph" style:parent-style-name="Text_20_body" style:list-style-name="L8">
      <style:paragraph-properties fo:text-align="justify" style:justify-single-word="false"/>
      <style:text-properties officeooo:rsid="002d786b" officeooo:paragraph-rsid="002d786b"/>
    </style:style>
    <style:style style:name="P39" style:family="paragraph" style:parent-style-name="Text_20_body" style:list-style-name="L6">
      <style:paragraph-properties fo:text-align="justify" style:justify-single-word="false"/>
      <style:text-properties officeooo:paragraph-rsid="0028fb53"/>
    </style:style>
    <style:style style:name="P40" style:family="paragraph" style:parent-style-name="Text_20_body">
      <style:paragraph-properties fo:text-align="justify" style:justify-single-word="false"/>
      <style:text-properties officeooo:paragraph-rsid="002d786b"/>
    </style:style>
    <style:style style:name="P41" style:family="paragraph" style:parent-style-name="Text_20_body" style:list-style-name="L12">
      <style:paragraph-properties fo:text-align="justify" style:justify-single-word="false"/>
      <style:text-properties officeooo:paragraph-rsid="00239c11"/>
    </style:style>
    <style:style style:name="P42" style:family="paragraph" style:parent-style-name="Text_20_body">
      <style:paragraph-properties fo:text-align="justify" style:justify-single-word="false"/>
      <style:text-properties fo:font-style="italic" fo:font-weight="normal" officeooo:rsid="0032e5c0" officeooo:paragraph-rsid="0032e5c0" style:font-style-asian="italic" style:font-weight-asian="normal" style:font-style-complex="italic" style:font-weight-complex="normal"/>
    </style:style>
    <style:style style:name="P43" style:family="paragraph" style:parent-style-name="Text_20_body">
      <style:paragraph-properties fo:text-align="justify" style:justify-single-word="false"/>
      <style:text-properties fo:font-style="italic" fo:font-weight="normal" officeooo:rsid="00351f8c" officeooo:paragraph-rsid="00351f8c" style:font-style-asian="italic" style:font-weight-asian="normal" style:font-style-complex="italic" style:font-weight-complex="normal"/>
    </style:style>
    <style:style style:name="P44" style:family="paragraph" style:parent-style-name="Text_20_body">
      <style:paragraph-properties fo:text-align="end" style:justify-single-word="false"/>
      <style:text-properties fo:font-style="italic" fo:font-weight="normal" officeooo:rsid="0036080e" officeooo:paragraph-rsid="0036080e" style:font-style-asian="italic" style:font-weight-asian="normal" style:font-style-complex="italic" style:font-weight-complex="normal"/>
    </style:style>
    <style:style style:name="P45" style:family="paragraph" style:parent-style-name="Text_20_body" style:list-style-name="L13">
      <style:text-properties fo:font-style="normal" fo:font-weight="normal" officeooo:rsid="003365e8" officeooo:paragraph-rsid="003365e8" style:font-style-asian="normal" style:font-weight-asian="normal" style:font-style-complex="normal" style:font-weight-complex="normal"/>
    </style:style>
    <style:style style:name="P46" style:family="paragraph" style:parent-style-name="Heading_20_1">
      <style:paragraph-properties fo:text-align="justify" style:justify-single-word="false"/>
      <style:text-properties fo:language="fr" fo:country="FR"/>
    </style:style>
    <style:style style:name="P47" style:family="paragraph" style:parent-style-name="Heading_20_1">
      <style:paragraph-properties fo:text-align="justify" style:justify-single-word="false" fo:break-before="page"/>
      <style:text-properties officeooo:rsid="002b6175" officeooo:paragraph-rsid="002b6175"/>
    </style:style>
    <style:style style:name="P48" style:family="paragraph" style:parent-style-name="Heading_20_1">
      <style:paragraph-properties fo:text-align="justify" style:justify-single-word="false" fo:break-before="page"/>
      <style:text-properties style:text-underline-style="none" officeooo:paragraph-rsid="0032e5c0"/>
    </style:style>
    <style:style style:name="P49" style:family="paragraph" style:parent-style-name="Heading_20_2">
      <style:paragraph-properties fo:text-align="justify" style:justify-single-word="false"/>
      <style:text-properties fo:language="fr" fo:country="FR" officeooo:rsid="00239c11" officeooo:paragraph-rsid="00239c11"/>
    </style:style>
    <style:style style:name="P50" style:family="paragraph" style:parent-style-name="Heading_20_2">
      <style:paragraph-properties fo:text-align="justify" style:justify-single-word="false"/>
      <style:text-properties fo:language="fr" fo:country="FR" officeooo:rsid="00295c14" officeooo:paragraph-rsid="00295c14"/>
    </style:style>
    <style:style style:name="P51" style:family="paragraph" style:parent-style-name="Heading_20_2">
      <style:paragraph-properties fo:text-align="justify" style:justify-single-word="false"/>
      <style:text-properties fo:language="fr" fo:country="FR"/>
    </style:style>
    <style:style style:name="P52" style:family="paragraph" style:parent-style-name="Heading_20_2" style:list-style-name="">
      <style:paragraph-properties fo:text-align="justify" style:justify-single-word="false"/>
      <style:text-properties officeooo:rsid="002d786b" officeooo:paragraph-rsid="002d786b"/>
    </style:style>
    <style:style style:name="P53" style:family="paragraph" style:parent-style-name="Heading_20_2">
      <style:paragraph-properties fo:text-align="justify" style:justify-single-word="false"/>
    </style:style>
    <style:style style:name="P54" style:family="paragraph" style:parent-style-name="Heading_20_2">
      <style:paragraph-properties fo:text-align="justify" style:justify-single-word="false" fo:break-before="page"/>
      <style:text-properties officeooo:rsid="002d786b" officeooo:paragraph-rsid="002d786b"/>
    </style:style>
    <style:style style:name="T1" style:family="text">
      <style:text-properties officeooo:rsid="001bbebb"/>
    </style:style>
    <style:style style:name="T2" style:family="text">
      <style:text-properties officeooo:rsid="001ecbd3"/>
    </style:style>
    <style:style style:name="T3" style:family="text">
      <style:text-properties officeooo:rsid="0020c496"/>
    </style:style>
    <style:style style:name="T4" style:family="text">
      <style:text-properties officeooo:rsid="0023124f"/>
    </style:style>
    <style:style style:name="T5" style:family="text">
      <style:text-properties fo:language="fr" fo:country="FR"/>
    </style:style>
    <style:style style:name="T6" style:family="text">
      <style:text-properties fo:language="fr" fo:country="FR" officeooo:rsid="0028fb53"/>
    </style:style>
    <style:style style:name="T7" style:family="text">
      <style:text-properties fo:language="fr" fo:country="FR" officeooo:rsid="00295c14"/>
    </style:style>
    <style:style style:name="T8" style:family="text">
      <style:text-properties fo:language="fr" fo:country="FR" officeooo:rsid="002d786b"/>
    </style:style>
    <style:style style:name="T9" style:family="text">
      <style:text-properties fo:language="fr" fo:country="FR" officeooo:rsid="0023e751"/>
    </style:style>
    <style:style style:name="T10" style:family="text">
      <style:text-properties fo:language="fr" fo:country="FR" fo:font-weight="bold" style:font-weight-asian="bold" style:font-weight-complex="bold"/>
    </style:style>
    <style:style style:name="T11" style:family="text">
      <style:text-properties fo:language="fr" fo:country="FR" fo:font-weight="bold" officeooo:rsid="0032e5c0" style:font-weight-asian="bold" style:font-weight-complex="bold"/>
    </style:style>
    <style:style style:name="T12" style:family="text">
      <style:text-properties officeooo:rsid="0023e751"/>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EO Traitement Documentaire – CM 1</text:p>
      <text:p text:style-name="P14"/>
      <text:p text:style-name="P15">Le traitement doc c’est avant tout une démarche <text:span text:style-name="T1">intellectuelle.</text:span></text:p>
      <text:list xml:id="list2515341696" text:style-name="L1">
        <text:list-item>
          <text:p text:style-name="P1">Trier </text:p>
        </text:list-item>
        <text:list-item>
          <text:p text:style-name="P1">classer</text:p>
        </text:list-item>
        <text:list-item>
          <text:p text:style-name="P1">catégoriser</text:p>
        </text:list-item>
        <text:list-item>
          <text:p text:style-name="P1">analyser</text:p>
        </text:list-item>
      </text:list>
      <text:p text:style-name="P2"/>
      <text:p text:style-name="P3">Infos générales</text:p>
      <text:p text:style-name="P3"/>
      <text:p text:style-name="P3"><text:a xlink:type="simple" xlink:href="mailto:angele.stalder@univ-lyon3.fr" text:style-name="Internet_20_link" text:visited-style-name="Visited_20_Internet_20_Link">angele.stalder@univ-lyon3.fr</text:a></text:p>
      <text:p text:style-name="P3"/>
      <text:p text:style-name="P3">Objectifs :</text:p>
      <text:list xml:id="list3197846795" text:style-name="L2">
        <text:list-item>
          <text:p text:style-name="P4">Connaissances : concept, démarches, outils du trait doc</text:p>
        </text:list-item>
        <text:list-item>
          <text:p text:style-name="P4">Savoir-faire : s’approprier les gestes, les contextualiser à des situations</text:p>
        </text:list-item>
      </text:list>
      <text:p text:style-name="P3"/>
      <text:p text:style-name="P3">5 CMs &amp; 5 TDs</text:p>
      <text:p text:style-name="P3"/>
      <text:p text:style-name="P3">Évaluation : <text:tab/>Contrôle connaissances + réflexion à partir d’un texte </text:p>
      <text:p text:style-name="P3"><text:tab/><text:tab/>Exercice TD noté <text:span text:style-name="T3">(TD sur les résumés indicatif ? : mise en résumé de docs numériques)</text:span></text:p>
      <text:p text:style-name="P3"/>
      <text:p text:style-name="P3">finalité : mise en mémoire importante pour l’histoire, le patrimoine, les organisations</text:p>
      <text:p text:style-name="P3"><text:tab/><text:span text:style-name="T2">(devoir de mémoire / de transmission, performance (au niveau de l’activité d’une organisation))</text:span></text:p>
      <text:p text:style-name="P3"/>
      <text:p text:style-name="P16">enjeu socio-politique : </text:p>
      <text:p text:style-name="P16"/>
      <text:p text:style-name="P16"/>
      <text:p text:style-name="P16"/>
      <text:p text:style-name="P7">Programme des CMs : </text:p>
      <text:p text:style-name="P16"/>
      <text:list xml:id="list2095732625" text:style-name="L3">
        <text:list-item>
          <text:p text:style-name="P5">Cours 1 : éléments définitionnels &amp; questionnements professionnels</text:p>
        </text:list-item>
        <text:list-item>
          <text:p text:style-name="P5">Cours 2 : les gestes et les outils du traitement documentaire</text:p>
        </text:list-item>
        <text:list-item>
          <text:p text:style-name="P5">Cours 3 : catalogage et notices bibliographiques : defs, principes, outils </text:p>
        </text:list-item>
        <text:list-item>
          <text:p text:style-name="P5">Cours 4 : classement et qualifications : defs, principes, typologie</text:p>
        </text:list-item>
        <text:list-item>
          <text:p text:style-name="P5">Cours 5 : les langages documentaires : defs, principes, typologie</text:p>
        </text:list-item>
      </text:list>
      <text:p text:style-name="P6"/>
      <text:p text:style-name="P7">Programme des TDs : </text:p>
      <text:p text:style-name="P7"/>
      <text:list xml:id="list3556405462" text:style-name="L4">
        <text:list-item>
          <text:p text:style-name="P8">Cours 1 : Classification : exercices de cotations selon différents systèmes</text:p>
        </text:list-item>
        <text:list-item>
          <text:p text:style-name="P8">Cours 2 : Indexation : exercices à partir de Thésaurus</text:p>
        </text:list-item>
        <text:list-item>
          <text:p text:style-name="P8">Cours 3 : Indexation : Rédiger des résumés</text:p>
        </text:list-item>
        <text:list-item>
          <text:p text:style-name="P8">Cours 4 : Traitement de l’image / traitement du son / étude de cas</text:p>
        </text:list-item>
        <text:list-item>
          <text:p text:style-name="P8">Cours 5 : Traitement Documentaire participatif</text:p>
        </text:list-item>
      </text:list>
      <text:p text:style-name="P7"/>
      <text:p text:style-name="P7"/>
      <text:p text:style-name="P19">Cours 1 : </text:p>
      <text:p text:style-name="P9"/>
      <text:h text:style-name="P46" text:outline-level="1"><text:span text:style-name="T4">1 -</text:span> S’entendre sur les termes </text:h>
      <text:p text:style-name="P30"/>
      <text:h text:style-name="P51" text:outline-level="2">1.1 Définir le trait doc</text:h>
      <text:p text:style-name="P20">Def générale : le trait. Doc. Est le repérage des documents et l’exploitation optimale des collections</text:p>
      <text:p text:style-name="P21">Def plus précise : méthodes, procédures et outils utilisés pour traiter soit le support du document (traitement physiques des docs) soit son contenu (traitement de l’info contenue dans les docs) </text:p>
      <text:p text:style-name="P32">&lt; def de l’ADBS</text:p>
      <text:p text:style-name="P9"/>
      <text:p text:style-name="P9"/>
      <text:h text:style-name="P49" text:outline-level="2">1.2 Ce qui implique de définir le document</text:h>
      <text:p text:style-name="P22"><text:span text:style-name="T15">Qu’est ce que le document ?</text:span> </text:p>
      <text:p text:style-name="P34"><text:span text:style-name="T12">Terme générique : désigne tout objet porteur d’information</text:span></text:p>
      <text:list xml:id="list3299496951" text:style-name="L12">
        <text:list-item>
          <text:p text:style-name="P41"><text:span text:style-name="T9">Y-F. Le Coadic : « tout artefact qui représente ou exprime à l’aide de signes graphiques ou iconiques (mots, images, diagrammes, cartes, figures, symboles), audio ou vidéo (inscrit sur <text:tab/>support papier ou électronique), un objet, …</text:span></text:p>
        </text:list-item>
      </text:list>
      <text:p text:style-name="P22"/>
      <text:p text:style-name="P33">Pour catégoriser les documents, on utilise des typologies :</text:p>
      <text:list xml:id="list3183427196" text:style-name="L5">
        <text:list-item>
          <text:p text:style-name="P23">Construction typologies sur des caractéristiques physiques (support et mode de diffusion), intellectuelles (nature de l’info) ou sémiologiques (représentation de l’info) </text:p>
          <text:list>
            <text:list-item>
              <text:p text:style-name="P24">Typologie par support</text:p>
            </text:list-item>
            <text:list-item>
              <text:p text:style-name="P24">Typologie par nature d’information</text:p>
            </text:list-item>
            <text:list-item>
              <text:p text:style-name="P24">Typologie par mode de diffusion de l’info</text:p>
            </text:list-item>
            <text:list-item>
              <text:p text:style-name="P24">Typologie par mode de représentation de l’info</text:p>
            </text:list-item>
            <text:list-item>
              <text:p text:style-name="P26">etc …</text:p>
            </text:list-item>
          </text:list>
        </text:list-item>
      </text:list>
      <text:p text:style-name="P27"/>
      <text:h text:style-name="P47" text:outline-level="1"><text:span text:style-name="T5">2 -</text:span> </text:h>
      <text:h text:style-name="P51" text:outline-level="2">2.1 Des gestes professionnels de la chaîne documentaire : définitions</text:h>
      <text:p text:style-name="P28"><text:span text:style-name="T15">Le traitement doc s’inscrit dans la chaîne documentaire :</text:span> </text:p>
      <text:list xml:id="list2255740735" text:style-name="L6">
        <text:list-item>
          <text:p text:style-name="P39"><text:span text:style-name="T6">Modélisation des opérations à effectuer pour traiter les documents, de la suggestion d’achat à leur mise en circulation</text:span></text:p>
        </text:list-item>
        <text:list-item>
          <text:p text:style-name="P35"><text:span text:style-name="T5">Ensemble des opérations successives de sélection, de collecte, de traitement, de mise en mémoire et de stockage, et de diffusion de docs et d’infos.</text:span></text:p>
        </text:list-item>
        <text:list-item>
          <text:p text:style-name="P35"><text:span text:style-name="T5">Ensemble d’opérations visant à rendre accessible le fonds documentaire d’une institution et d’en maximiser la diffusion et l’exploitation….</text:span></text:p>
        </text:list-item>
      </text:list>
      <text:p text:style-name="P36"><text:span text:style-name="T5"/></text:p>
      <text:h text:style-name="P50" text:outline-level="2">Des gestes professionnels de la chaîne documentaire : 3 activités</text:h>
      <text:p text:style-name="P31"/>
      <text:list xml:id="list1144285825" text:style-name="L7">
        <text:list-item>
          <text:p text:style-name="P29">Collecte :<text:span text:style-name="T13"> parfois, seule finalité de certains systèmes documentaires, acquérir des documents.</text:span></text:p>
        </text:list-item>
        <text:list-item>
          <text:p text:style-name="P29">Traitement :<text:span text:style-name="T13"> </text:span></text:p>
          <text:list>
            <text:list-item>
              <text:p text:style-name="P29"><text:span text:style-name="T13">Une fois les documents acquis, «  ensemble des opérations effectuées pour la transformation ou mise en forme, la mise en mémoire et la restitution selon les besoins des informations contenues dans les documents collectés ». Le traitement est physique et intellectuel.</text:span></text:p>
            </text:list-item>
            <text:list-item>
              <text:p text:style-name="P29"><text:span text:style-name="T13">«  Ensemble des méthodes et des outils pour traiter soit le support, soit le contenu. Le traitement documentaire est habituellement divisé en deux parties directes : la préparation matérielle et la préparation technique.</text:span></text:p>
            </text:list-item>
          </text:list>
        </text:list-item>
        <text:list-item>
          <text:p text:style-name="P29">Diffusion : <text:span text:style-name="T13">circulation des documents : communication des documents à plusieurs utilisateurs selon un ordre préétabli.</text:span></text:p>
        </text:list-item>
      </text:list>
      <text:p text:style-name="P25"/>
      <text:h text:style-name="P52" text:outline-level="2"/>
      <text:h text:style-name="P54" text:outline-level="2">2.2 <text:span text:style-name="T7">Des gestes professionnels de la chaîne documentaire : </text:span><text:span text:style-name="T5">une activité normalisée</text:span></text:h>
      <text:p text:style-name="P40"><text:span text:style-name="T8"/></text:p>
      <text:p text:style-name="P37"><text:span text:style-name="T5">Toutes les activités du traitement documentaire sont normalisées :</text:span></text:p>
      <text:list xml:id="list3839173367" text:style-name="L8">
        <text:list-item>
          <text:p text:style-name="P38"><text:span text:style-name="T5">Normes pour le catalogage, le catalogage d’une image fixe, le catalogage d’une image animée, le catalogage d’un document électronique.</text:span></text:p>
        </text:list-item>
        <text:list-item>
          <text:p text:style-name="P38"><text:span text:style-name="T5">Normes pour l’indexation.</text:span></text:p>
        </text:list-item>
      </text:list>
      <text:p text:style-name="P9"/>
      <text:p text:style-name="P18">Qu’est-ce qu’une norme ?</text:p>
      <text:p text:style-name="P10"/>
      <text:list xml:id="list4181585156" text:style-name="L10">
        <text:list-item>
          <text:p text:style-name="P11"><text:span text:style-name="T14">CNRT :</text:span> « Règle, loi dans un domaine artistique, scientifique, technique ; conditions que doit respecter une réalisation ; prescription qu’il convient de suivre dans l’étude d’une science, la pratique d’une activité, d’un art. »</text:p>
          <text:p text:style-name="P11"/>
        </text:list-item>
        <text:list-item>
          <text:p text:style-name="P11"><text:span text:style-name="T14">AFNOR :</text:span> « La norme est un <text:span text:style-name="T14">document de référence</text:span> approuvé par un institut de normalisation tel que l’AFNOR (Agence Française de la Normalisation). Dans la plupart des cas, se conformer aux normes n’est pas obligatoire, puisque 98 % de ces dernières sont « d’application volontaire ».</text:p>
          <text:p text:style-name="P11"/>
        </text:list-item>
      </text:list>
      <text:p text:style-name="P17">A quoi sert une norme ?</text:p>
      <text:p text:style-name="P12"/>
      <text:list xml:id="list2350465337" text:style-name="L11">
        <text:list-item>
          <text:p text:style-name="P13">S’entendre sur un langage commun et harmoniser des pratiques. La norme facilite l’interopérabilité des systèmes.</text:p>
          <text:p text:style-name="P13"/>
        </text:list-item>
        <text:list-item>
          <text:p text:style-name="P13">Dans la profession, selon Eric SUTTER, elles sont souvent perçues comme des contraintes, liberticides, des freins aux évolutions. Mais dans contexte d’infobésité (info volumineuse, facile d’accès), interroger des bases documentaires structurées permet une plus grande efficacité dans la recherche. D’autant plus quand l’interopérabilité des systèmes est assurée <text:s/>par des langages documentaires normalisés.</text:p>
        </text:list-item>
      </text:list>
      <text:p text:style-name="P10"/>
      <text:p text:style-name="P10"/>
      <text:p text:style-name="P10"/>
      <text:h text:style-name="P48" text:outline-level="1"><text:span text:style-name="T11">3 – Deux questionnements professionnels</text:span></text:h>
      <text:h text:style-name="P53" text:outline-level="2"><text:span text:style-name="T11">3.</text:span><text:span text:style-name="T10">1 Traitement documentaire et indexation automatique</text:span></text:h>
      <text:p text:style-name="Text_20_body"><text:span text:style-name="T10"/></text:p>
      <text:p text:style-name="P42"><text:span text:style-name="T5">Le traitement automatique des documents ne va-t-il pas mettre fin au traitement humain du document ?</text:span></text:p>
      <text:list xml:id="list1070439934" text:style-name="L13">
        <text:list-item>
          <text:p text:style-name="P45"><text:span text:style-name="T5">Problème de fiabilité ;</text:span></text:p>
        </text:list-item>
        <text:list-item>
          <text:p text:style-name="P45"><text:span text:style-name="T5">…</text:span></text:p>
          <text:p text:style-name="P45"><text:span text:style-name="T5"/></text:p>
        </text:list-item>
      </text:list>
      <text:p text:style-name="P43"><text:span text:style-name="T5">Michel MELOT à propos de la relation entre érudition et bibliothèques, évoque la fonction de décantation du savoir des documentalistes et bibliothécaires qui se traduit par les opérations de catalogage, d’indexation de classification.</text:span></text:p>
      <text:p text:style-name="P44"><text:span text:style-name="T5">Michel MELOT (2020), Érudition et bibliothèques, Hermès</text:span></text:p>
      <text:p text:style-name="P44"><text:span text:style-name="T5">La Revue, n°87, p 167-1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07:56:11.602550753</meta:creation-date>
    <meta:generator>LibreOffice/6.0.7.3$Linux_X86_64 LibreOffice_project/00m0$Build-3</meta:generator>
    <dc:date>2021-09-14T10:00:49.745436595</dc:date>
    <meta:editing-duration>PT2H22S</meta:editing-duration>
    <meta:editing-cycles>27</meta:editing-cycles>
    <meta:document-statistic meta:table-count="0" meta:image-count="0" meta:object-count="0" meta:page-count="5" meta:paragraph-count="80" meta:word-count="897" meta:character-count="5722" meta:non-whitespace-character-count="4920"/>
  </office:meta>
</office:document-meta>
</file>